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2" style:family="table-row">
      <style:table-row-properties style:min-row-height="0.78cm"/>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4.249cm" style:rel-column-width="16383*"/>
    </style:style>
    <style:style style:name="Table6.D" style:family="table-column">
      <style:table-column-properties style:column-width="4.251cm" style:rel-column-width="16386*"/>
    </style:style>
    <style:style style:name="Table6.A1" style:family="table-cell">
      <style:table-cell-properties fo:padding="0.097cm" fo:border-left="0.5pt solid #000000" fo:border-right="none" fo:border-top="0.5pt solid #000000" fo:border-bottom="0.5pt solid #000000"/>
    </style:style>
    <style:style style:name="Table6.D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D2" style:family="table-cell">
      <style:table-cell-properties fo:padding="0.097cm" fo:border-left="0.5pt solid #000000" fo:border-right="0.5pt solid #000000" fo:border-top="none" fo:border-bottom="0.5pt solid #000000"/>
    </style:style>
    <style:style style:name="P1" style:family="paragraph" style:parent-style-name="Title">
      <style:text-properties officeooo:rsid="001f5ae3" officeooo:paragraph-rsid="001f5ae3"/>
    </style:style>
    <style:style style:name="P2" style:family="paragraph" style:parent-style-name="Text_20_body">
      <style:text-properties officeooo:rsid="001f5ae3" officeooo:paragraph-rsid="001f5ae3"/>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Heading_20_1">
      <style:text-properties style:text-underline-style="solid" style:text-underline-width="auto" style:text-underline-color="font-color" fo:font-weight="bold" officeooo:rsid="001f5ae3" officeooo:paragraph-rsid="001f5ae3" style:font-weight-asian="bold" style:font-weight-complex="bold"/>
    </style:style>
    <style:style style:name="P5" style:family="paragraph" style:parent-style-name="Text_20_body">
      <style:text-properties style:text-underline-style="none" fo:font-weight="normal" officeooo:rsid="001f5ae3" officeooo:paragraph-rsid="001f5ae3" style:font-weight-asian="normal" style:font-weight-complex="normal"/>
    </style:style>
    <style:style style:name="P6" style:family="paragraph" style:parent-style-name="Heading_20_1">
      <style:text-properties style:text-underline-style="solid" style:text-underline-width="auto" style:text-underline-color="font-color" officeooo:rsid="001f5ae3" officeooo:paragraph-rsid="001f5ae3"/>
    </style:style>
    <style:style style:name="P7" style:family="paragraph" style:parent-style-name="Text_20_body">
      <style:text-properties style:text-underline-style="none" officeooo:rsid="0020615c" officeooo:paragraph-rsid="0020615c"/>
    </style:style>
    <style:style style:name="P8" style:family="paragraph" style:parent-style-name="Heading_20_1">
      <style:text-properties style:text-underline-style="solid" style:text-underline-width="auto" style:text-underline-color="font-color" officeooo:rsid="0020615c" officeooo:paragraph-rsid="0020615c"/>
    </style:style>
    <style:style style:name="P9" style:family="paragraph" style:parent-style-name="Heading_20_1">
      <style:text-properties officeooo:rsid="0020bbd3" officeooo:paragraph-rsid="0020bbd3"/>
    </style:style>
    <style:style style:name="P10" style:family="paragraph" style:parent-style-name="Text_20_body">
      <style:text-properties style:text-underline-style="none" officeooo:rsid="0020cf81" officeooo:paragraph-rsid="0020cf81"/>
    </style:style>
    <style:style style:name="P11" style:family="paragraph" style:parent-style-name="Text_20_body">
      <style:text-properties style:text-underline-style="none" officeooo:rsid="0023e015" officeooo:paragraph-rsid="0023e015"/>
    </style:style>
    <style:style style:name="P12" style:family="paragraph" style:parent-style-name="Text_20_body">
      <style:text-properties style:text-underline-style="none" officeooo:rsid="0022221b" officeooo:paragraph-rsid="0022221b"/>
    </style:style>
    <style:style style:name="P13" style:family="paragraph" style:parent-style-name="Text_20_body">
      <style:text-properties style:text-underline-style="solid" style:text-underline-width="auto" style:text-underline-color="font-color" officeooo:rsid="0023e015" officeooo:paragraph-rsid="0025ebd7"/>
    </style:style>
    <style:style style:name="P14" style:family="paragraph" style:parent-style-name="Text_20_body">
      <style:text-properties style:text-underline-style="none" officeooo:rsid="00248330" officeooo:paragraph-rsid="0025ebd7"/>
    </style:style>
    <style:style style:name="P15" style:family="paragraph" style:parent-style-name="Text_20_body">
      <style:text-properties style:text-underline-style="solid" style:text-underline-width="auto" style:text-underline-color="font-color" officeooo:rsid="00293750" officeooo:paragraph-rsid="00293750"/>
    </style:style>
    <style:style style:name="P16" style:family="paragraph" style:parent-style-name="Text_20_body">
      <style:text-properties style:text-underline-style="none" officeooo:rsid="00293750" officeooo:paragraph-rsid="00293750"/>
    </style:style>
    <style:style style:name="P17" style:family="paragraph" style:parent-style-name="Heading_20_1">
      <style:text-properties style:text-underline-style="solid" style:text-underline-width="auto" style:text-underline-color="font-color" officeooo:rsid="0028a8ef" officeooo:paragraph-rsid="0028a8ef"/>
    </style:style>
    <style:style style:name="P18" style:family="paragraph" style:parent-style-name="Text_20_body">
      <style:text-properties officeooo:rsid="002dfd18" officeooo:paragraph-rsid="002a82ea"/>
    </style:style>
    <style:style style:name="P19" style:family="paragraph" style:parent-style-name="Table_20_Contents">
      <style:text-properties officeooo:rsid="002dfd18" officeooo:paragraph-rsid="002a82ea"/>
    </style:style>
    <style:style style:name="P20" style:family="paragraph" style:parent-style-name="Table_20_Contents">
      <style:text-properties officeooo:rsid="002a82ea" officeooo:paragraph-rsid="002a82ea"/>
    </style:style>
    <style:style style:name="P21" style:family="paragraph" style:parent-style-name="Table_20_Contents">
      <style:text-properties officeooo:rsid="002ea139" officeooo:paragraph-rsid="002ea139"/>
    </style:style>
    <style:style style:name="P22" style:family="paragraph" style:parent-style-name="Table_20_Contents">
      <style:text-properties fo:font-size="12pt" officeooo:rsid="002c0b0a" officeooo:paragraph-rsid="002c0b0a" style:font-size-asian="12pt" style:font-size-complex="12pt"/>
    </style:style>
    <style:style style:name="P23" style:family="paragraph" style:parent-style-name="Table_20_Contents">
      <style:text-properties fo:font-size="12pt" officeooo:rsid="002dfd18" officeooo:paragraph-rsid="002a82ea" style:font-size-asian="12pt" style:font-size-complex="12pt"/>
    </style:style>
    <style:style style:name="P24" style:family="paragraph" style:parent-style-name="Standard">
      <style:text-properties officeooo:paragraph-rsid="002a82ea"/>
    </style:style>
    <style:style style:name="P25" style:family="paragraph" style:parent-style-name="Standard">
      <style:text-properties style:text-underline-style="solid" style:text-underline-width="auto" style:text-underline-color="font-color" officeooo:rsid="002dfd18" officeooo:paragraph-rsid="002a82ea"/>
    </style:style>
    <style:style style:name="P26" style:family="paragraph" style:parent-style-name="Table_20_Contents">
      <style:text-properties officeooo:rsid="002c0b0a" officeooo:paragraph-rsid="002c0b0a"/>
    </style:style>
    <style:style style:name="P27" style:family="paragraph" style:parent-style-name="Table_20_Contents">
      <style:text-properties officeooo:rsid="00331711" officeooo:paragraph-rsid="002a82ea"/>
    </style:style>
    <style:style style:name="P28" style:family="paragraph" style:parent-style-name="Table_20_Contents">
      <style:text-properties officeooo:rsid="002cf7fe" officeooo:paragraph-rsid="002cf7fe"/>
    </style:style>
    <style:style style:name="P29" style:family="paragraph" style:parent-style-name="Table_20_Contents">
      <style:text-properties fo:font-size="12pt" officeooo:rsid="002cf7fe" officeooo:paragraph-rsid="002cf7fe" style:font-size-asian="12pt" style:font-size-complex="12pt"/>
    </style:style>
    <style:style style:name="P30" style:family="paragraph" style:parent-style-name="Table_20_Contents">
      <style:text-properties fo:font-size="12pt" officeooo:rsid="00218ce7" officeooo:paragraph-rsid="002a82ea" style:font-size-asian="12pt" style:font-size-complex="12pt"/>
    </style:style>
    <style:style style:name="P31" style:family="paragraph" style:parent-style-name="Table_20_Contents">
      <style:text-properties officeooo:rsid="002e3e22" officeooo:paragraph-rsid="002e3e22"/>
    </style:style>
    <style:style style:name="P32" style:family="paragraph" style:parent-style-name="Heading_20_1">
      <style:text-properties style:text-underline-style="solid" style:text-underline-width="auto" style:text-underline-color="font-color" officeooo:rsid="0028a8ef" officeooo:paragraph-rsid="002e3e22"/>
    </style:style>
    <style:style style:name="P33" style:family="paragraph" style:parent-style-name="Standard">
      <style:text-properties officeooo:paragraph-rsid="002e3e22"/>
    </style:style>
    <style:style style:name="P34" style:family="paragraph" style:parent-style-name="Table_20_Contents">
      <style:text-properties officeooo:rsid="003452a8" officeooo:paragraph-rsid="002e3e22"/>
    </style:style>
    <style:style style:name="P35" style:family="paragraph" style:parent-style-name="Table_20_Contents">
      <style:text-properties fo:font-size="12pt" officeooo:rsid="002e3e22" officeooo:paragraph-rsid="002e3e22" style:font-size-asian="12pt" style:font-size-complex="12pt"/>
    </style:style>
    <style:style style:name="P36" style:family="paragraph" style:parent-style-name="Table_20_Contents">
      <style:text-properties fo:font-size="12pt" officeooo:rsid="002ea139" officeooo:paragraph-rsid="002ea139" style:font-size-asian="12pt" style:font-size-complex="12pt"/>
    </style:style>
    <style:style style:name="P37" style:family="paragraph" style:parent-style-name="Table_20_Contents">
      <style:text-properties officeooo:rsid="002fa7f9" officeooo:paragraph-rsid="002fa7f9"/>
    </style:style>
    <style:style style:name="P38" style:family="paragraph" style:parent-style-name="Table_20_Contents">
      <style:text-properties officeooo:rsid="002ffac1" officeooo:paragraph-rsid="002ffac1"/>
    </style:style>
    <style:style style:name="P39" style:family="paragraph" style:parent-style-name="Table_20_Contents">
      <style:text-properties officeooo:rsid="0030fc20" officeooo:paragraph-rsid="0030fc20"/>
    </style:style>
    <style:style style:name="P40" style:family="paragraph" style:parent-style-name="Table_20_Contents">
      <style:text-properties officeooo:paragraph-rsid="002e3e22"/>
    </style:style>
    <style:style style:name="P41" style:family="paragraph" style:parent-style-name="Standard">
      <style:text-properties style:text-underline-style="solid" style:text-underline-width="auto" style:text-underline-color="font-color" officeooo:rsid="0028a8ef" officeooo:paragraph-rsid="002e3e22"/>
    </style:style>
    <style:style style:name="P42" style:family="paragraph" style:parent-style-name="Heading_20_1">
      <style:text-properties style:text-underline-style="solid" style:text-underline-width="auto" style:text-underline-color="font-color" officeooo:rsid="0028a8ef" officeooo:paragraph-rsid="0031f62e"/>
    </style:style>
    <style:style style:name="P43" style:family="paragraph" style:parent-style-name="Text_20_body">
      <style:text-properties style:text-underline-style="none" officeooo:rsid="0031f62e" officeooo:paragraph-rsid="0031f62e"/>
    </style:style>
    <style:style style:name="P44" style:family="paragraph" style:parent-style-name="Text_20_body">
      <style:text-properties style:text-underline-style="solid" style:text-underline-width="auto" style:text-underline-color="font-color" officeooo:rsid="003318aa" officeooo:paragraph-rsid="003318aa"/>
    </style:style>
    <style:style style:name="P45" style:family="paragraph" style:parent-style-name="Text_20_body">
      <style:text-properties style:text-underline-style="none" officeooo:rsid="003318aa" officeooo:paragraph-rsid="003318aa"/>
    </style:style>
    <style:style style:name="P46" style:family="paragraph" style:parent-style-name="Text_20_body">
      <style:text-properties style:text-underline-style="none" officeooo:rsid="0034b069" officeooo:paragraph-rsid="0034b069"/>
    </style:style>
    <style:style style:name="T1" style:family="text">
      <style:text-properties officeooo:rsid="0020bbd3"/>
    </style:style>
    <style:style style:name="T2" style:family="text">
      <style:text-properties officeooo:rsid="002ffac1"/>
    </style:style>
    <style:style style:name="T3" style:family="text">
      <style:text-properties style:text-underline-style="solid" style:text-underline-width="auto" style:text-underline-color="font-color"/>
    </style:style>
    <style:style style:name="T4" style:family="text">
      <style:text-properties officeooo:rsid="0025ebd7"/>
    </style:style>
    <style:style style:name="T5" style:family="text">
      <style:text-properties officeooo:rsid="0023e015"/>
    </style:style>
    <style:style style:name="T6" style:family="text">
      <style:text-properties officeooo:rsid="0028a8ef"/>
    </style:style>
    <style:style style:name="T7" style:family="text">
      <style:text-properties officeooo:rsid="0027cb3d"/>
    </style:style>
    <style:style style:name="T8" style:family="text">
      <style:text-properties officeooo:rsid="00293750"/>
    </style:style>
    <style:style style:name="T9" style:family="text">
      <style:text-properties officeooo:rsid="002a82ea"/>
    </style:style>
    <style:style style:name="T10" style:family="text">
      <style:text-properties officeooo:rsid="002cf7fe"/>
    </style:style>
    <style:style style:name="T11" style:family="text">
      <style:text-properties officeooo:rsid="002e3e22"/>
    </style:style>
    <style:style style:name="T12" style:family="text">
      <style:text-properties officeooo:rsid="002ea139"/>
    </style:style>
    <style:style style:name="T13" style:family="text">
      <style:text-properties officeooo:rsid="002fa7f9"/>
    </style:style>
    <style:style style:name="T14" style:family="text">
      <style:text-properties officeooo:rsid="00322b4d"/>
    </style:style>
    <style:style style:name="T15" style:family="text">
      <style:text-properties officeooo:rsid="003318aa"/>
    </style:style>
    <style:style style:name="T16" style:family="text">
      <style:text-properties officeooo:rsid="0034319b"/>
    </style:style>
    <style:style style:name="T17" style:family="text">
      <style:text-properties officeooo:rsid="0034b069"/>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Proposal for Salt House</text:p>
      <text:p text:style-name="P2">Harris Butt</text:p>
      <text:p text:style-name="P2">Learner num</text:p>
      <text:p text:style-name="P2">Occupational Specialis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3"><text:a xlink:type="simple" xlink:href="#__RefHeading___Toc2039_1994328413" office:name="Scope:" text:style-name="Index_20_Link" text:visited-style-name="Index_20_Link">Scope:<text:tab/>3</text:a></text:p>
          <text:p text:style-name="P3"><text:a xlink:type="simple" xlink:href="#__RefHeading___Toc2041_1994328413" office:name="Organisation Overview:" text:style-name="Index_20_Link" text:visited-style-name="Index_20_Link">Organisation Overview:<text:tab/>3</text:a></text:p>
          <text:p text:style-name="P3"><text:a xlink:type="simple" xlink:href="#__RefHeading___Toc2226_411693461" office:name="Problem Overview:" text:style-name="Index_20_Link" text:visited-style-name="Index_20_Link">Problem Overview:<text:tab/>3</text:a></text:p>
          <text:p text:style-name="P3"><text:a xlink:type="simple" xlink:href="#__RefHeading___Toc2228_411693461" office:name="­User Groups:" text:style-name="Index_20_Link" text:visited-style-name="Index_20_Link">­User Groups:<text:tab/>4</text:a></text:p>
          <text:p text:style-name="P3"><text:a xlink:type="simple" xlink:href="#__RefHeading___Toc2230_411693461" office:name="Empathy maps:" text:style-name="Index_20_Link" text:visited-style-name="Index_20_Link">Empathy maps:<text:tab/>5</text:a></text:p>
          <text:p text:style-name="P3"><text:a xlink:type="simple" xlink:href="#__RefHeading___Toc2232_411693461" office:name="User Stories:" text:style-name="Index_20_Link" text:visited-style-name="Index_20_Link">User Stories:<text:tab/>6</text:a></text:p>
          <text:p text:style-name="P3"><text:a xlink:type="simple" xlink:href="#__RefHeading___Toc2234_411693461" office:name="Laws and Guidance: Alternative Systems: Risks: Decomposition: User Acceptance Criteria (UAC): Functional and Non-Functional Requirements (FR &amp; NFR): Key Performance Indicators (KPI’s): Description of Proposed Solution:" text:style-name="Index_20_Link" text:visited-style-name="Index_20_Link">Laws and Guidance: Alternative Systems: Risks: Decomposition: User Acceptance Criteria (UAC): Functional and Non-Functional Requirements (FR &amp; NFR): Key Performance Indicators (KPI’s): Description of Proposed Solution:<text:tab/>7</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h text:style-name="P4" text:outline-level="1"><text:bookmark-start text:name="__RefHeading___Toc2039_1994328413"/>Scope:<text:bookmark-end text:name="__RefHeading___Toc2039_1994328413"/></text:h>
      <text:p text:style-name="P5">The scope of this project that I have been given is vast and very expandable but due to my current abilities and experience I would not be able to build a safe and secure way to handle transactions. Due to the fact that I would need to know how the current transactional systems industry standard and how they are constantly changing so it is not feasible for me to create this in the time I have been given and due to my exam limitations/ this project will be build off what I deem possible as the scope of this project its way to vast for a single person to handle within a short amount of time. Due to this I will be mainly focusing on building a booking system that can be able to book certain function rooms at specified time with specified staff and the total for the room will be given after all details have been confirmed. I will also make sure that the staff and rooms can be booked only once a day.</text:p>
      <text:p text:style-name="P5"/>
      <text:h text:style-name="P6" text:outline-level="1"><text:bookmark-start text:name="__RefHeading___Toc2041_1994328413"/>Organisation Overview:<text:bookmark-end text:name="__RefHeading___Toc2041_1994328413"/></text:h>
      <text:p text:style-name="P7">Salt House is a venue that has 12 function rooms that can host events for the public who also provide extra services that helps the consumer cater for their events. The extra services that Salt House provide (with costs in brackets) are: Post booking clean up (£200), Event, Catering (£400), Refreshments (£300), AV equipment (£200), DJ (£400), Bar staff (£200). Salt house has come to me to create a booking system for then that allows users to: book requested functions rooms with specified staff, add extra services to their booking. They have also specified that there be specified time limits and extra fees for late and early bookings.</text:p>
      <text:p text:style-name="P7"/>
      <text:h text:style-name="P8" text:outline-level="1"><text:bookmark-start text:name="__RefHeading___Toc2226_411693461"/>Problem Overview:<text:bookmark-end text:name="__RefHeading___Toc2226_411693461"/></text:h>
      <text:p text:style-name="P7">My current assumptions are that Salt House’s booking system is mainly paper based which makes it difficult on the staff as it will be hard to amend/cancel bookings and difficult to track these changes. An example is that a customer has changed a booking and now each staff member that has been assigned to the event will have to be individually informed which can be very time consuming and can cause confusion with poorly informed staff members. <text:span text:style-name="T1">If a customer wanted to create a booking or changed their booking they would either have to contact Salt House via telephone or would have to go in person which is a massive inconvenience as Salt House might not answer the phone or the customer has to take precious time out of their day to go to Salt House which can prevent many </text:span><text:soft-page-break/><text:span text:style-name="T1">customers from choosing Salt House if their competitors already have a booking system whic</text:span><text:span text:style-name="T2">h</text:span><text:span text:style-name="T1"> allows users to go online and book their venue in minutes.</text:span></text:p>
      <text:p text:style-name="P7"/>
      <text:p text:style-name="P7"/>
      <text:p text:style-name="P7"/>
      <text:p text:style-name="P7"/>
      <text:h text:style-name="P9" text:outline-level="1"><text:bookmark-start text:name="__RefHeading___Toc2228_411693461"/>­<text:span text:style-name="T3">User Groups:</text:span><text:bookmark-end text:name="__RefHeading___Toc2228_411693461"/></text:h>
      <text:p text:style-name="P10"/>
      <text:p text:style-name="P11">These are the user groups that I have identified:</text:p>
      <text:p text:style-name="P11"/>
      <text:p text:style-name="P10">Customers/Users:</text:p>
      <text:p text:style-name="P12"><text:span text:style-name="T4">I</text:span> <text:span text:style-name="T4">estimate this group</text:span> will be around 18-50, I think anything higher might be pushing a one time case so I think that 18-50 is the appropriate age range that will be the most likely to book an event. This also means that I can assume the technical capability of the customers is quite high as the will most likely use technology everyday to they have a good understanding of how a booking system and how a device will function. Their day to day life <text:span text:style-name="T5">on weekdays</text:span> will most likely be quite busy due to work or education <text:span text:style-name="T5">meaning that they will most likely be booking room on weekends with the exception of holidays or a work party which will result in them booking on weekdays. However due to working hours and educational hours </text:span><text:span text:style-name="T6">usually</text:span><text:span text:style-name="T5"> weekend bookings will be the most prominent.</text:span></text:p>
      <text:p text:style-name="P12"/>
      <text:p text:style-name="P13">Staff/<text:span text:style-name="T7">Workers</text:span>:</text:p>
      <text:p text:style-name="P14"><text:span text:style-name="T4">I estimate this </text:span>group will be around <text:span text:style-name="T7">18</text:span><text:span text:style-name="T4"> and 65, </text:span><text:span text:style-name="T7">I think anything that exceeds 65 and is under the age of 18 is not appropriate due to the fact that this company handles alcoholic sales and if there were under 18s working in the company they will be limited to cleaning jobs or job of that nature so this would be a rare case to have under 18s working for the company. </text:span><text:span text:style-name="T6">Their lives will consist of busy work weekends due this most likely being when they have the most bookings </text:span><text:span text:style-name="T8">which gives the staff little to no time to see their family or loved ones that work during the week so their main issue would be scheduling issues. An example would be that if a staff member is scheduled to work on a weekend and a customer cancels and due to the current system they are told too late in the week they have lost a day to see family.</text:span></text:p>
      <text:p text:style-name="P14"/>
      <text:p text:style-name="P15">Management/<text:span text:style-name="T9">Ownership</text:span>:</text:p>
      <text:p text:style-name="P16">I estimate the group to be around 20-65, I think anything that is younger than 20 is not plausible due to the experience that is needed to be able to manage a team and the skills needed. Their usual day will consist of <text:span text:style-name="T9">having to manually </text:span>checking booking<text:span text:style-name="T9">s and update bookings if any changes have been made. They would also need to check for any cancellations and update the staff and the records manually. They will also have to spend time checking reviews and working out profit </text:span><text:soft-page-break/><text:span text:style-name="T9">margins to see what they are doing correct and where they can improve and other key performance indicators.</text:span></text:p>
      <text:p text:style-name="P16"/>
      <text:p text:style-name="P16"/>
      <text:h text:style-name="P17" text:outline-level="1"/>
      <text:h text:style-name="P17" text:outline-level="1"><text:bookmark-start text:name="__RefHeading___Toc2230_411693461"/>Empathy maps:<text:bookmark-end text:name="__RefHeading___Toc2230_411693461"/></text:h>
      <text:p text:style-name="P18">Users:</text:p>
      <table:table table:name="Table1" table:style-name="Table1">
        <table:table-column table:style-name="Table1.A"/>
        <table:table-column table:style-name="Table1.B"/>
        <table:table-row>
          <table:table-cell table:style-name="Table1.A1" office:value-type="string">
            <text:p text:style-name="P19">Says</text:p>
            <text:p text:style-name="P20">I want to check what function rooms are available</text:p>
            <text:p text:style-name="P20"/>
            <text:p text:style-name="P20">I want to change the time of my booking</text:p>
            <text:p text:style-name="P20"/>
            <text:p text:style-name="P20"/>
            <text:p text:style-name="P20">I want to see the price of my booking</text:p>
            <text:p text:style-name="P20"/>
            <text:p text:style-name="P20"/>
            <text:p text:style-name="P20">I want to see the early and late booking costs</text:p>
            <text:p text:style-name="P20"/>
            <text:p text:style-name="P20"/>
            <text:p text:style-name="P20"/>
            <text:p text:style-name="P20">I want to know the person capacity of a function room</text:p>
            <text:p text:style-name="P20"/>
            <text:p text:style-name="P20">I want to remove/add a service to my booking</text:p>
            <text:p text:style-name="P20"/>
            <text:p text:style-name="P20"/>
            <text:p text:style-name="P21">I want to see the where I can park</text:p>
            <text:p text:style-name="P20"/>
          </table:table-cell>
          <table:table-cell table:style-name="Table1.B1" office:value-type="string">
            <text:p text:style-name="P19">Thinks</text:p>
            <text:p text:style-name="P20">I wish there was a quick and easy way for me to check what function rooms are available</text:p>
            <text:p text:style-name="P20"/>
            <text:p text:style-name="P20">I wish there way a way to easily update my booking at any time</text:p>
            <text:p text:style-name="P20"/>
            <text:p text:style-name="P20">I wish there was a way to easily see the exact cost breakdown of my booking</text:p>
            <text:p text:style-name="P20"/>
            <text:p text:style-name="P20">I wish there was a way to quickly and easily see if there is a cost for booking early or booking late</text:p>
            <text:p text:style-name="P20"/>
            <text:p text:style-name="P20">I wish there was a way to see the maximum amount of people I can have in a function room</text:p>
            <text:p text:style-name="P20"/>
            <text:p text:style-name="P20">I wish there was a way to add/remove services from my booking</text:p>
            <text:p text:style-name="P20"/>
            <text:p text:style-name="P21">I wish I could see the available parking</text:p>
          </table:table-cell>
        </table:table-row>
        <table:table-row>
          <table:table-cell table:style-name="Table1.A2" office:value-type="string">
            <text:p text:style-name="P19">Does</text:p>
            <text:p text:style-name="P22">Attempts to phone the company but spends a lot of time trying to reach a member of staff and has to take time out of their day to talk to a staff member</text:p>
            <text:p text:style-name="P22">Tries to research online about the function rooms and pricing but due to misinformation cannot find the information they need</text:p>
          </table:table-cell>
          <table:table-cell table:style-name="Table1.B2" office:value-type="string">
            <text:p text:style-name="P23">Feels</text:p>
            <text:p text:style-name="P22">frustrated, agitated, annoyed due to the time wasted, disappointed, is more likely to leave a bad review</text:p>
          </table:table-cell>
        </table:table-row>
      </table:table>
      <text:p text:style-name="P24"/>
      <text:p text:style-name="P25">Staff:</text:p>
      <text:p text:style-name="P24"/>
      <table:table table:name="Table2" table:style-name="Table2">
        <table:table-column table:style-name="Table2.A"/>
        <table:table-column table:style-name="Table2.B"/>
        <table:table-row>
          <table:table-cell table:style-name="Table2.A1" office:value-type="string">
            <text:p text:style-name="P19">Says</text:p>
            <text:p text:style-name="P26">I need to know when I am working</text:p>
            <text:p text:style-name="P26"/>
            <text:p text:style-name="P26"/>
            <text:p text:style-name="P26">I need to know how long I will be working for</text:p>
          </table:table-cell>
          <table:table-cell table:style-name="Table2.B1" office:value-type="string">
            <text:p text:style-name="P19">Thinks</text:p>
            <text:p text:style-name="P26">I wish there way a simple way to check what days I am working so I can plan my week out</text:p>
            <text:p text:style-name="P27"/>
            <text:p text:style-name="P26">I wish there was a way to see how long a <text:soft-page-break/>function that I am working on will run for</text:p>
          </table:table-cell>
        </table:table-row>
        <table:table-row>
          <table:table-cell table:style-name="Table2.A2" office:value-type="string">
            <text:p text:style-name="P19">Does</text:p>
            <text:p text:style-name="P26">Tries to ask management but doesn’t get a response </text:p>
            <text:p text:style-name="P26">Tries to go through the bookings but gets confused due to <text:span text:style-name="T10">the bookings being poorly organised by management</text:span></text:p>
          </table:table-cell>
          <table:table-cell table:style-name="Table2.B2" office:value-type="string">
            <text:p text:style-name="P19">Feels</text:p>
            <text:p text:style-name="P28">Angry, frustrated, upset, cheated due to the fact they they have missed out on time to see their family due to the poor organisation which can cause them to hate their work and maybe even quit. </text:p>
          </table:table-cell>
        </table:table-row>
      </table:table>
      <text:p text:style-name="P24"/>
      <text:p text:style-name="P24"/>
      <text:p text:style-name="P25">Management/<text:span text:style-name="T9">Ownership:</text:span></text:p>
      <text:p text:style-name="P24"/>
      <table:table table:name="Table3" table:style-name="Table3">
        <table:table-column table:style-name="Table3.A"/>
        <table:table-column table:style-name="Table3.B"/>
        <table:table-row>
          <table:table-cell table:style-name="Table3.A1" office:value-type="string">
            <text:p text:style-name="P19">Says</text:p>
            <text:p text:style-name="P29">I want to know how much profit we made last month</text:p>
            <text:p text:style-name="P29"/>
            <text:p text:style-name="P29">What do our customers think of our function rooms</text:p>
            <text:p text:style-name="P29"/>
            <text:p text:style-name="P29"/>
            <text:p text:style-name="P29">How did we perform last year compared to this year</text:p>
            <text:p text:style-name="P29"/>
            <text:p text:style-name="P29"/>
            <text:p text:style-name="P29"/>
            <text:p text:style-name="P29">I want to see what bookings we have next week so I can create a rota</text:p>
          </table:table-cell>
          <table:table-cell table:style-name="Table3.B1" office:value-type="string">
            <text:p text:style-name="P30">Thinks</text:p>
            <text:p text:style-name="P29">I wish I could easily check how much profit we made last month</text:p>
            <text:p text:style-name="P29"/>
            <text:p text:style-name="P29">I wish there was a simple way to see what our customers think so I can make improvements to our rooms</text:p>
            <text:p text:style-name="P29"/>
            <text:p text:style-name="P29">I wish there was I way I can check how we performed last year compared to this year so I know what I am doing right and where I need to improve</text:p>
            <text:p text:style-name="P29"/>
            <text:p text:style-name="P29">I wish there was a way where I can easily see what bookings are when so I can assign the appropriate staff to each booking</text:p>
            <text:p text:style-name="P29"/>
          </table:table-cell>
        </table:table-row>
        <table:table-row>
          <table:table-cell table:style-name="Table3.A2" office:value-type="string">
            <text:p text:style-name="P19">Does</text:p>
            <text:p text:style-name="P28">Check<text:span text:style-name="T11">s</text:span> through <text:span text:style-name="T11">old records that are poorly sorted and tried to capsulate accurate numbers but gets outlandish results that are incorrect</text:span></text:p>
            <text:p text:style-name="P31">Goes through the bookings but due to poorly organised ways of storage it takes a lot longer than needed </text:p>
          </table:table-cell>
          <table:table-cell table:style-name="Table3.B2" office:value-type="string">
            <text:p text:style-name="P19">Feels</text:p>
            <text:p text:style-name="P31">frustrated due to the amount of time wasted and that they cannot accurately calculate profit margins and see where they can improve </text:p>
          </table:table-cell>
        </table:table-row>
      </table:table>
      <text:p text:style-name="P24"/>
      <text:p text:style-name="P24"/>
      <text:h text:style-name="P32" text:outline-level="1"><text:bookmark-start text:name="__RefHeading___Toc2232_411693461"/>User Stories:<text:bookmark-end text:name="__RefHeading___Toc2232_411693461"/></text:h>
      <text:p text:style-name="P33"/>
      <table:table table:name="Table4" table:style-name="Table4">
        <table:table-column table:style-name="Table4.A" table:number-columns-repeated="3"/>
        <table:table-column table:style-name="Table4.D"/>
        <table:table-row>
          <table:table-cell table:style-name="Table4.A1" office:value-type="string">
            <text:p text:style-name="P34">As a</text:p>
          </table:table-cell>
          <table:table-cell table:style-name="Table4.A1" office:value-type="string">
            <text:p text:style-name="P34">I want</text:p>
          </table:table-cell>
          <table:table-cell table:style-name="Table4.A1" office:value-type="string">
            <text:p text:style-name="P34">So that</text:p>
          </table:table-cell>
          <table:table-cell table:style-name="Table4.D1" office:value-type="string">
            <text:p text:style-name="P34">UAC</text:p>
          </table:table-cell>
        </table:table-row>
        <table:table-row>
          <table:table-cell table:style-name="Table4.A2" office:value-type="string">
            <text:p text:style-name="P34">user</text:p>
          </table:table-cell>
          <table:table-cell table:style-name="Table4.A2" office:value-type="string">
            <text:p text:style-name="P31">To make a booking</text:p>
            <text:p text:style-name="P31"/>
            <text:p text:style-name="P31"/>
            <text:p text:style-name="P31">See what rooms are available on what days</text:p>
            <text:p text:style-name="P31"/>
            <text:p text:style-name="P31"/>
            <text:p text:style-name="P31"/>
            <text:p text:style-name="P31"><text:soft-page-break/>Amend my booking</text:p>
            <text:p text:style-name="P31"/>
            <text:p text:style-name="P31"/>
            <text:p text:style-name="P31">Check the total price of my booking</text:p>
            <text:p text:style-name="P31"/>
            <text:p text:style-name="P31">See the extra services I can add on</text:p>
            <text:p text:style-name="P31"/>
            <text:p text:style-name="P31"/>
            <text:p text:style-name="P31">See information about the venues</text:p>
            <text:p text:style-name="P31"/>
            <text:p text:style-name="P21">See where the appropriate parking is</text:p>
          </table:table-cell>
          <table:table-cell table:style-name="Table4.A2" office:value-type="string">
            <text:p text:style-name="P35">I can book a function room</text:p>
            <text:p text:style-name="P35"/>
            <text:p text:style-name="P35">So I can make a decision on what room fits my needs <text:span text:style-name="T12">and when I can book it</text:span></text:p>
            <text:p text:style-name="P35"/>
            <text:p text:style-name="P36"><text:soft-page-break/>I can easily update or cancel my booking</text:p>
            <text:p text:style-name="P36"/>
            <text:p text:style-name="P36">So I know what fits in my budget </text:p>
            <text:p text:style-name="P36"/>
            <text:p text:style-name="P36">So I can have extras on my booking for the guests</text:p>
            <text:p text:style-name="P36"/>
            <text:p text:style-name="P36">So I can plan my visit</text:p>
            <text:p text:style-name="P36"/>
            <text:p text:style-name="P36"/>
            <text:p text:style-name="P36">So I know where to go when I arrive</text:p>
          </table:table-cell>
          <table:table-cell table:style-name="Table4.D2" office:value-type="string">
            <text:p text:style-name="P21">1.1 simple and easy way to book</text:p>
            <text:p text:style-name="P21"/>
            <text:p text:style-name="P21">1.2 accurate and updated information page</text:p>
            <text:p text:style-name="P21"/>
            <text:p text:style-name="P21">1.3 easy to use/<text:span text:style-name="T13">navigate</text:span></text:p>
            <text:p text:style-name="P21"><text:soft-page-break/></text:p>
            <text:p text:style-name="P21">1.4 simple to change/cancel a booking</text:p>
            <text:p text:style-name="P21"/>
            <text:p text:style-name="P21">1.5 confirmation when completing a step and if it was successful or not</text:p>
            <text:p text:style-name="P21"/>
            <text:p text:style-name="P21">1.6 can book specified services</text:p>
            <text:p text:style-name="P21"/>
            <text:p text:style-name="P21">1.7 check availability <text:span text:style-name="T13">with ease</text:span></text:p>
            <text:p text:style-name="P21"/>
            <text:p text:style-name="P37">1.8 costs for everything is clearly displayed</text:p>
            <text:p text:style-name="P37"/>
            <text:p text:style-name="P37">1.9 total cost is displayed</text:p>
          </table:table-cell>
        </table:table-row>
      </table:table>
      <text:p text:style-name="P33"/>
      <text:p text:style-name="P33"/>
      <table:table table:name="Table5" table:style-name="Table5">
        <table:table-column table:style-name="Table5.A" table:number-columns-repeated="3"/>
        <table:table-column table:style-name="Table5.D"/>
        <table:table-row>
          <table:table-cell table:style-name="Table5.A1" office:value-type="string">
            <text:p text:style-name="P34">As a</text:p>
          </table:table-cell>
          <table:table-cell table:style-name="Table5.A1" office:value-type="string">
            <text:p text:style-name="P34">I want</text:p>
          </table:table-cell>
          <table:table-cell table:style-name="Table5.A1" office:value-type="string">
            <text:p text:style-name="P34">So that</text:p>
          </table:table-cell>
          <table:table-cell table:style-name="Table5.D1" office:value-type="string">
            <text:p text:style-name="P34">UAC</text:p>
          </table:table-cell>
        </table:table-row>
        <table:table-row table:style-name="Table5.2">
          <table:table-cell table:style-name="Table5.A2" office:value-type="string">
            <text:p text:style-name="P34">Staff member</text:p>
          </table:table-cell>
          <table:table-cell table:style-name="Table5.A2" office:value-type="string">
            <text:p text:style-name="P38">Easily be able to see what days I am working</text:p>
          </table:table-cell>
          <table:table-cell table:style-name="Table5.A2" office:value-type="string">
            <text:p text:style-name="P39">I can plan to spend time with my family/loved ones</text:p>
          </table:table-cell>
          <table:table-cell table:style-name="Table5.D2" office:value-type="string">
            <text:p text:style-name="P39">1.1 can see</text:p>
          </table:table-cell>
        </table:table-row>
      </table:table>
      <text:p text:style-name="P33"/>
      <text:p text:style-name="P33"/>
      <table:table table:name="Table6" table:style-name="Table6">
        <table:table-column table:style-name="Table6.A" table:number-columns-repeated="3"/>
        <table:table-column table:style-name="Table6.D"/>
        <table:table-row>
          <table:table-cell table:style-name="Table6.A1" office:value-type="string">
            <text:p text:style-name="P34">As a</text:p>
          </table:table-cell>
          <table:table-cell table:style-name="Table6.A1" office:value-type="string">
            <text:p text:style-name="P34">I want</text:p>
          </table:table-cell>
          <table:table-cell table:style-name="Table6.A1" office:value-type="string">
            <text:p text:style-name="P34">So that</text:p>
          </table:table-cell>
          <table:table-cell table:style-name="Table6.D1" office:value-type="string">
            <text:p text:style-name="P34">UAC</text:p>
          </table:table-cell>
        </table:table-row>
        <table:table-row>
          <table:table-cell table:style-name="Table6.A2" office:value-type="string">
            <text:p text:style-name="P34">manager</text:p>
          </table:table-cell>
          <table:table-cell table:style-name="Table6.A2" office:value-type="string">
            <text:p text:style-name="P40"/>
          </table:table-cell>
          <table:table-cell table:style-name="Table6.A2" office:value-type="string">
            <text:p text:style-name="P40"/>
          </table:table-cell>
          <table:table-cell table:style-name="Table6.D2" office:value-type="string">
            <text:p text:style-name="P40"/>
          </table:table-cell>
        </table:table-row>
      </table:table>
      <text:p text:style-name="P33"/>
      <text:p text:style-name="P41"/>
      <text:h text:style-name="P42" text:outline-level="1" text:is-list-header="true"/>
      <text:h text:style-name="P42" text:outline-level="1"><text:bookmark-start text:name="__RefHeading___Toc2234_411693461"/>Laws and Guidance: <text:bookmark-end text:name="__RefHeading___Toc2234_411693461"/></text:h>
      <text:p text:style-name="P43">There are laws, legislations and guidance that this system must follow <text:span text:style-name="T14">to </text:span><text:span text:style-name="T15">meet </text:span><text:span text:style-name="T14">industry standards </text:span><text:span text:style-name="T15">and ensure user safety. As this system will store personal and sensitive data it must operate within the legal requirements that that relate to data protection, consumer rights and accessibility. Ensuring compliance with these regulations and requirements will protect the organisation and its users while creating a secure and reliable booking system that all users can use.</text:span></text:p>
      <text:p text:style-name="P44">GDPR (General Data Protection Regulation) &amp; Data Protection Act:</text:p>
      <text:p text:style-name="P45">GDPR alongside with the data protection act applies to this system due to the fact that <text:span text:style-name="T16">users are required to register and create an account to make a booking and will need to provide personal </text:span><text:span text:style-name="T17">upon registration. This data may contain the users full legal name/s, email addresses, phone numbers, </text:span><text:soft-page-break/><text:span text:style-name="T17">home addresses, log in credentials and booking history. Staff accounts will also store personal data and work-related information like assigned events and if they are available to work certain days.</text:span></text:p>
      <text:p text:style-name="P46">Under UK GDPR Salt house has a legal responsibility to ensure that all personal data is processed lawfully, fairly and transparently so the system must store data using the appropriate security measures like using </text:p>
      <text:h text:style-name="P42" text:outline-level="1"/>
      <text:h text:style-name="P42" text:outline-level="1">Alternative Systems: Risks: Decomposition: User Acceptance Criteria (UAC): Functional and Non-Functional Requirements (FR &amp; NFR): Key Performance Indicators (KPI’s): Description of Proposed Solutio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text-underline-style="solid" style:text-underline-width="auto" style:text-underline-color="font-color" officeooo:rsid="0028a8ef"/>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0T13:34:33.324304200</meta:creation-date>
    <dc:date>2026-02-11T18:03:14.176574200</dc:date>
    <meta:editing-duration>PT1H13M58S</meta:editing-duration>
    <meta:editing-cycles>3</meta:editing-cycles>
    <meta:generator>LibreOffice/26.2.0.3$Windows_X86_64 LibreOffice_project/620$Build-3</meta:generator>
    <meta:document-statistic meta:table-count="6" meta:image-count="0" meta:object-count="0" meta:page-count="8" meta:paragraph-count="125" meta:word-count="1957" meta:character-count="10632" meta:non-whitespace-character-count="8795"/>
  </office:meta>
</office:document-meta>
</file>